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39pt"/>
    </style:style>
    <style:style style:name="co2" style:family="table-column">
      <style:table-column-properties fo:break-before="auto" style:column-width="86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0.55pt"/>
    </style:style>
    <style:style style:name="co5" style:family="table-column">
      <style:table-column-properties fo:break-before="auto" style:column-width="42.94pt"/>
    </style:style>
    <style:style style:name="co6" style:family="table-column">
      <style:table-column-properties fo:break-before="auto" style:column-width="37.16pt"/>
    </style:style>
    <style:style style:name="co7" style:family="table-column">
      <style:table-column-properties fo:break-before="auto" style:column-width="25.54pt"/>
    </style:style>
    <style:style style:name="co8" style:family="table-column">
      <style:table-column-properties fo:break-before="auto" style:column-width="14pt"/>
    </style:style>
    <style:style style:name="co9" style:family="table-column">
      <style:table-column-properties fo:break-before="auto" style:column-width="19.25pt"/>
    </style:style>
    <style:style style:name="co10" style:family="table-column">
      <style:table-column-properties fo:break-before="auto" style:column-width="31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visibility="collapse" table:default-cell-style-name="ce1"/>
        <table:table-column table:style-name="co2" table:visibility="collapse" table:default-cell-style-name="Default"/>
        <table:table-column table:style-name="co3" table:visibility="collapse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date" office:date-value="2017-12-01T10:03:29" calcext:value-type="date">
            <text:p>12/01/17 10:03 AM</text:p>
          </table:table-cell>
          <table:table-cell office:value-type="string" calcext:value-type="string">
            <text:p>056 -&gt; <text:s text:c="8"/>B20K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.92" calcext:value-type="float">
            <text:p>47.92</text:p>
          </table:table-cell>
          <table:table-cell office:value-type="float" office:value="11226" calcext:value-type="float">
            <text:p>11226</text:p>
          </table:table-cell>
          <table:table-cell office:value-type="float" office:value="22452" calcext:value-type="float">
            <text:p>2245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1226" calcext:value-type="float">
            <text:p>11226</text:p>
          </table:table-cell>
          <table:table-cell office:value-type="float" office:value="22452" calcext:value-type="float">
            <text:p>2245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1]*[.P1]" office:value-type="float" office:value="17" calcext:value-type="float">
            <text:p>17</text:p>
          </table:table-cell>
          <table:table-cell table:formula="of:=[.J1]-[.R1]" office:value-type="float" office:value="0" calcext:value-type="float">
            <text:p>0</text:p>
          </table:table-cell>
          <table:table-cell table:formula="of:=[.N1]*[.P1]" office:value-type="float" office:value="111" calcext:value-type="float">
            <text:p>111</text:p>
          </table:table-cell>
          <table:table-cell table:formula="of:=[.I1]-[.T1]" office:value-type="float" office:value="0" calcext:value-type="float">
            <text:p>0</text:p>
          </table:table-cell>
          <table:table-cell table:formula="of:=[.M1]*[.P1]" office:value-type="float" office:value="22452" calcext:value-type="float">
            <text:p>22452</text:p>
          </table:table-cell>
          <table:table-cell table:formula="of:=[.H1]-[.V1]" office:value-type="float" office:value="0" calcext:value-type="float">
            <text:p>0</text:p>
          </table:table-cell>
          <table:table-cell table:formula="of:=[.L1]*[.P1]" office:value-type="float" office:value="11226" calcext:value-type="float">
            <text:p>11226</text:p>
          </table:table-cell>
          <table:table-cell table:formula="of:=[.G1]-[.X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04:29" calcext:value-type="date">
            <text:p>12/01/17 10:04 AM</text:p>
          </table:table-cell>
          <table:table-cell office:value-type="string" calcext:value-type="string">
            <text:p>835 -&gt; <text:s text:c="8"/>B20K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.09" calcext:value-type="float">
            <text:p>53.09</text:p>
          </table:table-cell>
          <table:table-cell office:value-type="float" office:value="23819" calcext:value-type="float">
            <text:p>23819</text:p>
          </table:table-cell>
          <table:table-cell office:value-type="float" office:value="47638" calcext:value-type="float">
            <text:p>47638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23819" calcext:value-type="float">
            <text:p>23819</text:p>
          </table:table-cell>
          <table:table-cell office:value-type="float" office:value="47638" calcext:value-type="float">
            <text:p>47638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2]*[.P2]" office:value-type="float" office:value="108" calcext:value-type="float">
            <text:p>108</text:p>
          </table:table-cell>
          <table:table-cell table:formula="of:=[.J2]-[.R2]" office:value-type="float" office:value="0" calcext:value-type="float">
            <text:p>0</text:p>
          </table:table-cell>
          <table:table-cell table:formula="of:=[.N2]*[.P2]" office:value-type="float" office:value="1524" calcext:value-type="float">
            <text:p>1524</text:p>
          </table:table-cell>
          <table:table-cell table:formula="of:=[.I2]-[.T2]" office:value-type="float" office:value="0" calcext:value-type="float">
            <text:p>0</text:p>
          </table:table-cell>
          <table:table-cell table:formula="of:=[.M2]*[.P2]" office:value-type="float" office:value="47638" calcext:value-type="float">
            <text:p>47638</text:p>
          </table:table-cell>
          <table:table-cell table:formula="of:=[.H2]-[.V2]" office:value-type="float" office:value="0" calcext:value-type="float">
            <text:p>0</text:p>
          </table:table-cell>
          <table:table-cell table:formula="of:=[.L2]*[.P2]" office:value-type="float" office:value="23819" calcext:value-type="float">
            <text:p>23819</text:p>
          </table:table-cell>
          <table:table-cell table:formula="of:=[.G2]-[.X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05:31" calcext:value-type="date">
            <text:p>12/01/17 10:05 AM</text:p>
          </table:table-cell>
          <table:table-cell office:value-type="string" calcext:value-type="string">
            <text:p>378 -&gt; <text:s text:c="8"/>B20K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3.6" calcext:value-type="float">
            <text:p>53.6</text:p>
          </table:table-cell>
          <table:table-cell office:value-type="float" office:value="36174" calcext:value-type="float">
            <text:p>36174</text:p>
          </table:table-cell>
          <table:table-cell office:value-type="float" office:value="72348" calcext:value-type="float">
            <text:p>72348</text:p>
          </table:table-cell>
          <table:table-cell office:value-type="float" office:value="3889" calcext:value-type="float">
            <text:p>3889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36174" calcext:value-type="float">
            <text:p>36174</text:p>
          </table:table-cell>
          <table:table-cell office:value-type="float" office:value="72348" calcext:value-type="float">
            <text:p>72348</text:p>
          </table:table-cell>
          <table:table-cell office:value-type="float" office:value="3889" calcext:value-type="float">
            <text:p>3889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3]*[.P3]" office:value-type="float" office:value="240" calcext:value-type="float">
            <text:p>240</text:p>
          </table:table-cell>
          <table:table-cell table:formula="of:=[.J3]-[.R3]" office:value-type="float" office:value="0" calcext:value-type="float">
            <text:p>0</text:p>
          </table:table-cell>
          <table:table-cell table:formula="of:=[.N3]*[.P3]" office:value-type="float" office:value="3889" calcext:value-type="float">
            <text:p>3889</text:p>
          </table:table-cell>
          <table:table-cell table:formula="of:=[.I3]-[.T3]" office:value-type="float" office:value="0" calcext:value-type="float">
            <text:p>0</text:p>
          </table:table-cell>
          <table:table-cell table:formula="of:=[.M3]*[.P3]" office:value-type="float" office:value="72348" calcext:value-type="float">
            <text:p>72348</text:p>
          </table:table-cell>
          <table:table-cell table:formula="of:=[.H3]-[.V3]" office:value-type="float" office:value="0" calcext:value-type="float">
            <text:p>0</text:p>
          </table:table-cell>
          <table:table-cell table:formula="of:=[.L3]*[.P3]" office:value-type="float" office:value="36174" calcext:value-type="float">
            <text:p>36174</text:p>
          </table:table-cell>
          <table:table-cell table:formula="of:=[.G3]-[.X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06:36" calcext:value-type="date">
            <text:p>12/01/17 10:06 AM</text:p>
          </table:table-cell>
          <table:table-cell office:value-type="string" calcext:value-type="string">
            <text:p>420 -&gt; <text:s text:c="8"/>B20K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.93" calcext:value-type="float">
            <text:p>56.93</text:p>
          </table:table-cell>
          <table:table-cell office:value-type="float" office:value="49403" calcext:value-type="float">
            <text:p>49403</text:p>
          </table:table-cell>
          <table:table-cell office:value-type="float" office:value="98806" calcext:value-type="float">
            <text:p>98806</text:p>
          </table:table-cell>
          <table:table-cell office:value-type="float" office:value="8256" calcext:value-type="float">
            <text:p>8256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49403" calcext:value-type="float">
            <text:p>49403</text:p>
          </table:table-cell>
          <table:table-cell office:value-type="float" office:value="98806" calcext:value-type="float">
            <text:p>98806</text:p>
          </table:table-cell>
          <table:table-cell office:value-type="float" office:value="8256" calcext:value-type="float">
            <text:p>8256</text:p>
          </table:table-cell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4]*[.P4]" office:value-type="float" office:value="491" calcext:value-type="float">
            <text:p>491</text:p>
          </table:table-cell>
          <table:table-cell table:formula="of:=[.J4]-[.R4]" office:value-type="float" office:value="0" calcext:value-type="float">
            <text:p>0</text:p>
          </table:table-cell>
          <table:table-cell table:formula="of:=[.N4]*[.P4]" office:value-type="float" office:value="8256" calcext:value-type="float">
            <text:p>8256</text:p>
          </table:table-cell>
          <table:table-cell table:formula="of:=[.I4]-[.T4]" office:value-type="float" office:value="0" calcext:value-type="float">
            <text:p>0</text:p>
          </table:table-cell>
          <table:table-cell table:formula="of:=[.M4]*[.P4]" office:value-type="float" office:value="98806" calcext:value-type="float">
            <text:p>98806</text:p>
          </table:table-cell>
          <table:table-cell table:formula="of:=[.H4]-[.V4]" office:value-type="float" office:value="0" calcext:value-type="float">
            <text:p>0</text:p>
          </table:table-cell>
          <table:table-cell table:formula="of:=[.L4]*[.P4]" office:value-type="float" office:value="49403" calcext:value-type="float">
            <text:p>49403</text:p>
          </table:table-cell>
          <table:table-cell table:formula="of:=[.G4]-[.X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07:43" calcext:value-type="date">
            <text:p>12/01/17 10:07 AM</text:p>
          </table:table-cell>
          <table:table-cell office:value-type="string" calcext:value-type="string">
            <text:p>246 -&gt; <text:s text:c="8"/>B20K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.82" calcext:value-type="float">
            <text:p>58.82</text:p>
          </table:table-cell>
          <table:table-cell office:value-type="float" office:value="62752" calcext:value-type="float">
            <text:p>62752</text:p>
          </table:table-cell>
          <table:table-cell office:value-type="float" office:value="125504" calcext:value-type="float">
            <text:p>125504</text:p>
          </table:table-cell>
          <table:table-cell office:value-type="float" office:value="13078" calcext:value-type="float">
            <text:p>13078</text:p>
          </table:table-cell>
          <table:table-cell office:value-type="float" office:value="759" calcext:value-type="float">
            <text:p>759</text:p>
          </table:table-cell>
          <table:table-cell/>
          <table:table-cell office:value-type="float" office:value="62752" calcext:value-type="float">
            <text:p>62752</text:p>
          </table:table-cell>
          <table:table-cell office:value-type="float" office:value="125504" calcext:value-type="float">
            <text:p>125504</text:p>
          </table:table-cell>
          <table:table-cell office:value-type="float" office:value="13078" calcext:value-type="float">
            <text:p>13078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O5]*[.P5]" office:value-type="float" office:value="759" calcext:value-type="float">
            <text:p>759</text:p>
          </table:table-cell>
          <table:table-cell table:formula="of:=[.J5]-[.R5]" office:value-type="float" office:value="0" calcext:value-type="float">
            <text:p>0</text:p>
          </table:table-cell>
          <table:table-cell table:formula="of:=[.N5]*[.P5]" office:value-type="float" office:value="13078" calcext:value-type="float">
            <text:p>13078</text:p>
          </table:table-cell>
          <table:table-cell table:formula="of:=[.I5]-[.T5]" office:value-type="float" office:value="0" calcext:value-type="float">
            <text:p>0</text:p>
          </table:table-cell>
          <table:table-cell table:formula="of:=[.M5]*[.P5]" office:value-type="float" office:value="125504" calcext:value-type="float">
            <text:p>125504</text:p>
          </table:table-cell>
          <table:table-cell table:formula="of:=[.H5]-[.V5]" office:value-type="float" office:value="0" calcext:value-type="float">
            <text:p>0</text:p>
          </table:table-cell>
          <table:table-cell table:formula="of:=[.L5]*[.P5]" office:value-type="float" office:value="62752" calcext:value-type="float">
            <text:p>62752</text:p>
          </table:table-cell>
          <table:table-cell table:formula="of:=[.G5]-[.X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08:38" calcext:value-type="date">
            <text:p>12/01/17 10:08 AM</text:p>
          </table:table-cell>
          <table:table-cell office:value-type="string" calcext:value-type="string">
            <text:p>747 -&gt; <text:s text:c="8"/>B40K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1.99" calcext:value-type="float">
            <text:p>41.99</text:p>
          </table:table-cell>
          <table:table-cell office:value-type="float" office:value="22452" calcext:value-type="float">
            <text:p>22452</text:p>
          </table:table-cell>
          <table:table-cell office:value-type="float" office:value="44904" calcext:value-type="float">
            <text:p>44904</text:p>
          </table:table-cell>
          <table:table-cell office:value-type="float" office:value="222" calcext:value-type="float">
            <text:p>222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1226" calcext:value-type="float">
            <text:p>11226</text:p>
          </table:table-cell>
          <table:table-cell office:value-type="float" office:value="22452" calcext:value-type="float">
            <text:p>2245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6]*[.P6]" office:value-type="float" office:value="34" calcext:value-type="float">
            <text:p>34</text:p>
          </table:table-cell>
          <table:table-cell table:formula="of:=[.J6]-[.R6]" office:value-type="float" office:value="0" calcext:value-type="float">
            <text:p>0</text:p>
          </table:table-cell>
          <table:table-cell table:formula="of:=[.N6]*[.P6]" office:value-type="float" office:value="222" calcext:value-type="float">
            <text:p>222</text:p>
          </table:table-cell>
          <table:table-cell table:formula="of:=[.I6]-[.T6]" office:value-type="float" office:value="0" calcext:value-type="float">
            <text:p>0</text:p>
          </table:table-cell>
          <table:table-cell table:formula="of:=[.M6]*[.P6]" office:value-type="float" office:value="44904" calcext:value-type="float">
            <text:p>44904</text:p>
          </table:table-cell>
          <table:table-cell table:formula="of:=[.H6]-[.V6]" office:value-type="float" office:value="0" calcext:value-type="float">
            <text:p>0</text:p>
          </table:table-cell>
          <table:table-cell table:formula="of:=[.L6]*[.P6]" office:value-type="float" office:value="22452" calcext:value-type="float">
            <text:p>22452</text:p>
          </table:table-cell>
          <table:table-cell table:formula="of:=[.G6]-[.X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09:32" calcext:value-type="date">
            <text:p>12/01/17 10:09 AM</text:p>
          </table:table-cell>
          <table:table-cell office:value-type="string" calcext:value-type="string">
            <text:p>343 -&gt; <text:s text:c="8"/>B40K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5.6" calcext:value-type="float">
            <text:p>45.6</text:p>
          </table:table-cell>
          <table:table-cell office:value-type="float" office:value="47638" calcext:value-type="float">
            <text:p>47638</text:p>
          </table:table-cell>
          <table:table-cell office:value-type="float" office:value="95276" calcext:value-type="float">
            <text:p>95276</text:p>
          </table:table-cell>
          <table:table-cell office:value-type="float" office:value="3048" calcext:value-type="float">
            <text:p>3048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3819" calcext:value-type="float">
            <text:p>23819</text:p>
          </table:table-cell>
          <table:table-cell office:value-type="float" office:value="47638" calcext:value-type="float">
            <text:p>47638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7]*[.P7]" office:value-type="float" office:value="216" calcext:value-type="float">
            <text:p>216</text:p>
          </table:table-cell>
          <table:table-cell table:formula="of:=[.J7]-[.R7]" office:value-type="float" office:value="0" calcext:value-type="float">
            <text:p>0</text:p>
          </table:table-cell>
          <table:table-cell table:formula="of:=[.N7]*[.P7]" office:value-type="float" office:value="3048" calcext:value-type="float">
            <text:p>3048</text:p>
          </table:table-cell>
          <table:table-cell table:formula="of:=[.I7]-[.T7]" office:value-type="float" office:value="0" calcext:value-type="float">
            <text:p>0</text:p>
          </table:table-cell>
          <table:table-cell table:formula="of:=[.M7]*[.P7]" office:value-type="float" office:value="95276" calcext:value-type="float">
            <text:p>95276</text:p>
          </table:table-cell>
          <table:table-cell table:formula="of:=[.H7]-[.V7]" office:value-type="float" office:value="0" calcext:value-type="float">
            <text:p>0</text:p>
          </table:table-cell>
          <table:table-cell table:formula="of:=[.L7]*[.P7]" office:value-type="float" office:value="47638" calcext:value-type="float">
            <text:p>47638</text:p>
          </table:table-cell>
          <table:table-cell table:formula="of:=[.G7]-[.X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0:27" calcext:value-type="date">
            <text:p>12/01/17 10:10 AM</text:p>
          </table:table-cell>
          <table:table-cell office:value-type="string" calcext:value-type="string">
            <text:p>879 -&gt; <text:s text:c="8"/>B40K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7.21" calcext:value-type="float">
            <text:p>47.21</text:p>
          </table:table-cell>
          <table:table-cell office:value-type="float" office:value="72348" calcext:value-type="float">
            <text:p>72348</text:p>
          </table:table-cell>
          <table:table-cell office:value-type="float" office:value="144696" calcext:value-type="float">
            <text:p>144696</text:p>
          </table:table-cell>
          <table:table-cell office:value-type="float" office:value="7778" calcext:value-type="float">
            <text:p>7778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36174" calcext:value-type="float">
            <text:p>36174</text:p>
          </table:table-cell>
          <table:table-cell office:value-type="float" office:value="72348" calcext:value-type="float">
            <text:p>72348</text:p>
          </table:table-cell>
          <table:table-cell office:value-type="float" office:value="3889" calcext:value-type="float">
            <text:p>3889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8]*[.P8]" office:value-type="float" office:value="480" calcext:value-type="float">
            <text:p>480</text:p>
          </table:table-cell>
          <table:table-cell table:formula="of:=[.J8]-[.R8]" office:value-type="float" office:value="0" calcext:value-type="float">
            <text:p>0</text:p>
          </table:table-cell>
          <table:table-cell table:formula="of:=[.N8]*[.P8]" office:value-type="float" office:value="7778" calcext:value-type="float">
            <text:p>7778</text:p>
          </table:table-cell>
          <table:table-cell table:formula="of:=[.I8]-[.T8]" office:value-type="float" office:value="0" calcext:value-type="float">
            <text:p>0</text:p>
          </table:table-cell>
          <table:table-cell table:formula="of:=[.M8]*[.P8]" office:value-type="float" office:value="144696" calcext:value-type="float">
            <text:p>144696</text:p>
          </table:table-cell>
          <table:table-cell table:formula="of:=[.H8]-[.V8]" office:value-type="float" office:value="0" calcext:value-type="float">
            <text:p>0</text:p>
          </table:table-cell>
          <table:table-cell table:formula="of:=[.L8]*[.P8]" office:value-type="float" office:value="72348" calcext:value-type="float">
            <text:p>72348</text:p>
          </table:table-cell>
          <table:table-cell table:formula="of:=[.G8]-[.X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1:26" calcext:value-type="date">
            <text:p>12/01/17 10:11 AM</text:p>
          </table:table-cell>
          <table:table-cell office:value-type="string" calcext:value-type="string">
            <text:p>942 -&gt; <text:s text:c="8"/>B40K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0.94" calcext:value-type="float">
            <text:p>50.94</text:p>
          </table:table-cell>
          <table:table-cell office:value-type="float" office:value="98806" calcext:value-type="float">
            <text:p>98806</text:p>
          </table:table-cell>
          <table:table-cell office:value-type="float" office:value="197612" calcext:value-type="float">
            <text:p>197612</text:p>
          </table:table-cell>
          <table:table-cell office:value-type="float" office:value="16512" calcext:value-type="float">
            <text:p>16512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float" office:value="49403" calcext:value-type="float">
            <text:p>49403</text:p>
          </table:table-cell>
          <table:table-cell office:value-type="float" office:value="98806" calcext:value-type="float">
            <text:p>98806</text:p>
          </table:table-cell>
          <table:table-cell office:value-type="float" office:value="8256" calcext:value-type="float">
            <text:p>8256</text:p>
          </table:table-cell>
          <table:table-cell office:value-type="float" office:value="491" calcext:value-type="float">
            <text:p>4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9]*[.P9]" office:value-type="float" office:value="982" calcext:value-type="float">
            <text:p>982</text:p>
          </table:table-cell>
          <table:table-cell table:formula="of:=[.J9]-[.R9]" office:value-type="float" office:value="0" calcext:value-type="float">
            <text:p>0</text:p>
          </table:table-cell>
          <table:table-cell table:formula="of:=[.N9]*[.P9]" office:value-type="float" office:value="16512" calcext:value-type="float">
            <text:p>16512</text:p>
          </table:table-cell>
          <table:table-cell table:formula="of:=[.I9]-[.T9]" office:value-type="float" office:value="0" calcext:value-type="float">
            <text:p>0</text:p>
          </table:table-cell>
          <table:table-cell table:formula="of:=[.M9]*[.P9]" office:value-type="float" office:value="197612" calcext:value-type="float">
            <text:p>197612</text:p>
          </table:table-cell>
          <table:table-cell table:formula="of:=[.H9]-[.V9]" office:value-type="float" office:value="0" calcext:value-type="float">
            <text:p>0</text:p>
          </table:table-cell>
          <table:table-cell table:formula="of:=[.L9]*[.P9]" office:value-type="float" office:value="98806" calcext:value-type="float">
            <text:p>98806</text:p>
          </table:table-cell>
          <table:table-cell table:formula="of:=[.G9]-[.X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2:28" calcext:value-type="date">
            <text:p>12/01/17 10:12 AM</text:p>
          </table:table-cell>
          <table:table-cell office:value-type="string" calcext:value-type="string">
            <text:p>732 -&gt; <text:s text:c="8"/>B40K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4.15" calcext:value-type="float">
            <text:p>54.15</text:p>
          </table:table-cell>
          <table:table-cell office:value-type="float" office:value="125504" calcext:value-type="float">
            <text:p>125504</text:p>
          </table:table-cell>
          <table:table-cell office:value-type="float" office:value="251008" calcext:value-type="float">
            <text:p>251008</text:p>
          </table:table-cell>
          <table:table-cell office:value-type="float" office:value="26156" calcext:value-type="float">
            <text:p>26156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float" office:value="62752" calcext:value-type="float">
            <text:p>62752</text:p>
          </table:table-cell>
          <table:table-cell office:value-type="float" office:value="125504" calcext:value-type="float">
            <text:p>125504</text:p>
          </table:table-cell>
          <table:table-cell office:value-type="float" office:value="13078" calcext:value-type="float">
            <text:p>13078</text:p>
          </table:table-cell>
          <table:table-cell office:value-type="float" office:value="759" calcext:value-type="float">
            <text:p>7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O10]*[.P10]" office:value-type="float" office:value="1518" calcext:value-type="float">
            <text:p>1518</text:p>
          </table:table-cell>
          <table:table-cell table:formula="of:=[.J10]-[.R10]" office:value-type="float" office:value="0" calcext:value-type="float">
            <text:p>0</text:p>
          </table:table-cell>
          <table:table-cell table:formula="of:=[.N10]*[.P10]" office:value-type="float" office:value="26156" calcext:value-type="float">
            <text:p>26156</text:p>
          </table:table-cell>
          <table:table-cell table:formula="of:=[.I10]-[.T10]" office:value-type="float" office:value="0" calcext:value-type="float">
            <text:p>0</text:p>
          </table:table-cell>
          <table:table-cell table:formula="of:=[.M10]*[.P10]" office:value-type="float" office:value="251008" calcext:value-type="float">
            <text:p>251008</text:p>
          </table:table-cell>
          <table:table-cell table:formula="of:=[.H10]-[.V10]" office:value-type="float" office:value="0" calcext:value-type="float">
            <text:p>0</text:p>
          </table:table-cell>
          <table:table-cell table:formula="of:=[.L10]*[.P10]" office:value-type="float" office:value="125504" calcext:value-type="float">
            <text:p>125504</text:p>
          </table:table-cell>
          <table:table-cell table:formula="of:=[.G10]-[.X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3:23" calcext:value-type="date">
            <text:p>12/01/17 10:13 AM</text:p>
          </table:table-cell>
          <table:table-cell office:value-type="string" calcext:value-type="string">
            <text:p>455 -&gt; <text:s text:c="8"/>B60K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0.99" calcext:value-type="float">
            <text:p>40.99</text:p>
          </table:table-cell>
          <table:table-cell office:value-type="float" office:value="33678" calcext:value-type="float">
            <text:p>33678</text:p>
          </table:table-cell>
          <table:table-cell office:value-type="float" office:value="67356" calcext:value-type="float">
            <text:p>67356</text:p>
          </table:table-cell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11226" calcext:value-type="float">
            <text:p>11226</text:p>
          </table:table-cell>
          <table:table-cell office:value-type="float" office:value="22452" calcext:value-type="float">
            <text:p>2245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1]*[.P11]" office:value-type="float" office:value="51" calcext:value-type="float">
            <text:p>51</text:p>
          </table:table-cell>
          <table:table-cell table:formula="of:=[.J11]-[.R11]" office:value-type="float" office:value="0" calcext:value-type="float">
            <text:p>0</text:p>
          </table:table-cell>
          <table:table-cell table:formula="of:=[.N11]*[.P11]" office:value-type="float" office:value="333" calcext:value-type="float">
            <text:p>333</text:p>
          </table:table-cell>
          <table:table-cell table:formula="of:=[.I11]-[.T11]" office:value-type="float" office:value="0" calcext:value-type="float">
            <text:p>0</text:p>
          </table:table-cell>
          <table:table-cell table:formula="of:=[.M11]*[.P11]" office:value-type="float" office:value="67356" calcext:value-type="float">
            <text:p>67356</text:p>
          </table:table-cell>
          <table:table-cell table:formula="of:=[.H11]-[.V11]" office:value-type="float" office:value="0" calcext:value-type="float">
            <text:p>0</text:p>
          </table:table-cell>
          <table:table-cell table:formula="of:=[.L11]*[.P11]" office:value-type="float" office:value="33678" calcext:value-type="float">
            <text:p>33678</text:p>
          </table:table-cell>
          <table:table-cell table:formula="of:=[.G11]-[.X1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4:14" calcext:value-type="date">
            <text:p>12/01/17 10:14 AM</text:p>
          </table:table-cell>
          <table:table-cell office:value-type="string" calcext:value-type="string">
            <text:p>096 -&gt; <text:s text:c="8"/>B60K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2.65" calcext:value-type="float">
            <text:p>42.65</text:p>
          </table:table-cell>
          <table:table-cell office:value-type="float" office:value="71457" calcext:value-type="float">
            <text:p>71457</text:p>
          </table:table-cell>
          <table:table-cell office:value-type="float" office:value="142914" calcext:value-type="float">
            <text:p>142914</text:p>
          </table:table-cell>
          <table:table-cell office:value-type="float" office:value="4572" calcext:value-type="float">
            <text:p>4572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float" office:value="23819" calcext:value-type="float">
            <text:p>23819</text:p>
          </table:table-cell>
          <table:table-cell office:value-type="float" office:value="47638" calcext:value-type="float">
            <text:p>47638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2]*[.P12]" office:value-type="float" office:value="324" calcext:value-type="float">
            <text:p>324</text:p>
          </table:table-cell>
          <table:table-cell table:formula="of:=[.J12]-[.R12]" office:value-type="float" office:value="0" calcext:value-type="float">
            <text:p>0</text:p>
          </table:table-cell>
          <table:table-cell table:formula="of:=[.N12]*[.P12]" office:value-type="float" office:value="4572" calcext:value-type="float">
            <text:p>4572</text:p>
          </table:table-cell>
          <table:table-cell table:formula="of:=[.I12]-[.T12]" office:value-type="float" office:value="0" calcext:value-type="float">
            <text:p>0</text:p>
          </table:table-cell>
          <table:table-cell table:formula="of:=[.M12]*[.P12]" office:value-type="float" office:value="142914" calcext:value-type="float">
            <text:p>142914</text:p>
          </table:table-cell>
          <table:table-cell table:formula="of:=[.H12]-[.V12]" office:value-type="float" office:value="0" calcext:value-type="float">
            <text:p>0</text:p>
          </table:table-cell>
          <table:table-cell table:formula="of:=[.L12]*[.P12]" office:value-type="float" office:value="71457" calcext:value-type="float">
            <text:p>71457</text:p>
          </table:table-cell>
          <table:table-cell table:formula="of:=[.G12]-[.X12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5:09" calcext:value-type="date">
            <text:p>12/01/17 10:15 AM</text:p>
          </table:table-cell>
          <table:table-cell office:value-type="string" calcext:value-type="string">
            <text:p>578 -&gt; <text:s text:c="8"/>B60K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7.17" calcext:value-type="float">
            <text:p>47.17</text:p>
          </table:table-cell>
          <table:table-cell office:value-type="float" office:value="108522" calcext:value-type="float">
            <text:p>108522</text:p>
          </table:table-cell>
          <table:table-cell office:value-type="float" office:value="217044" calcext:value-type="float">
            <text:p>217044</text:p>
          </table:table-cell>
          <table:table-cell office:value-type="float" office:value="11667" calcext:value-type="float">
            <text:p>11667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36174" calcext:value-type="float">
            <text:p>36174</text:p>
          </table:table-cell>
          <table:table-cell office:value-type="float" office:value="72348" calcext:value-type="float">
            <text:p>72348</text:p>
          </table:table-cell>
          <table:table-cell office:value-type="float" office:value="3889" calcext:value-type="float">
            <text:p>3889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3]*[.P13]" office:value-type="float" office:value="720" calcext:value-type="float">
            <text:p>720</text:p>
          </table:table-cell>
          <table:table-cell table:formula="of:=[.J13]-[.R13]" office:value-type="float" office:value="0" calcext:value-type="float">
            <text:p>0</text:p>
          </table:table-cell>
          <table:table-cell table:formula="of:=[.N13]*[.P13]" office:value-type="float" office:value="11667" calcext:value-type="float">
            <text:p>11667</text:p>
          </table:table-cell>
          <table:table-cell table:formula="of:=[.I13]-[.T13]" office:value-type="float" office:value="0" calcext:value-type="float">
            <text:p>0</text:p>
          </table:table-cell>
          <table:table-cell table:formula="of:=[.M13]*[.P13]" office:value-type="float" office:value="217044" calcext:value-type="float">
            <text:p>217044</text:p>
          </table:table-cell>
          <table:table-cell table:formula="of:=[.H13]-[.V13]" office:value-type="float" office:value="0" calcext:value-type="float">
            <text:p>0</text:p>
          </table:table-cell>
          <table:table-cell table:formula="of:=[.L13]*[.P13]" office:value-type="float" office:value="108522" calcext:value-type="float">
            <text:p>108522</text:p>
          </table:table-cell>
          <table:table-cell table:formula="of:=[.G13]-[.X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6:07" calcext:value-type="date">
            <text:p>12/01/17 10:16 AM</text:p>
          </table:table-cell>
          <table:table-cell office:value-type="string" calcext:value-type="string">
            <text:p>391 -&gt; <text:s text:c="8"/>B60K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9.72" calcext:value-type="float">
            <text:p>49.72</text:p>
          </table:table-cell>
          <table:table-cell office:value-type="float" office:value="148209" calcext:value-type="float">
            <text:p>148209</text:p>
          </table:table-cell>
          <table:table-cell office:value-type="float" office:value="296418" calcext:value-type="float">
            <text:p>296418</text:p>
          </table:table-cell>
          <table:table-cell office:value-type="float" office:value="24768" calcext:value-type="float">
            <text:p>2476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9403" calcext:value-type="float">
            <text:p>49403</text:p>
          </table:table-cell>
          <table:table-cell office:value-type="float" office:value="98806" calcext:value-type="float">
            <text:p>98806</text:p>
          </table:table-cell>
          <table:table-cell office:value-type="float" office:value="8256" calcext:value-type="float">
            <text:p>8256</text:p>
          </table:table-cell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4]*[.P14]" office:value-type="float" office:value="1473" calcext:value-type="float">
            <text:p>1473</text:p>
          </table:table-cell>
          <table:table-cell table:formula="of:=[.J14]-[.R14]" office:value-type="float" office:value="0" calcext:value-type="float">
            <text:p>0</text:p>
          </table:table-cell>
          <table:table-cell table:formula="of:=[.N14]*[.P14]" office:value-type="float" office:value="24768" calcext:value-type="float">
            <text:p>24768</text:p>
          </table:table-cell>
          <table:table-cell table:formula="of:=[.I14]-[.T14]" office:value-type="float" office:value="0" calcext:value-type="float">
            <text:p>0</text:p>
          </table:table-cell>
          <table:table-cell table:formula="of:=[.M14]*[.P14]" office:value-type="float" office:value="296418" calcext:value-type="float">
            <text:p>296418</text:p>
          </table:table-cell>
          <table:table-cell table:formula="of:=[.H14]-[.V14]" office:value-type="float" office:value="0" calcext:value-type="float">
            <text:p>0</text:p>
          </table:table-cell>
          <table:table-cell table:formula="of:=[.L14]*[.P14]" office:value-type="float" office:value="148209" calcext:value-type="float">
            <text:p>148209</text:p>
          </table:table-cell>
          <table:table-cell table:formula="of:=[.G14]-[.X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7:07" calcext:value-type="date">
            <text:p>12/01/17 10:17 AM</text:p>
          </table:table-cell>
          <table:table-cell office:value-type="string" calcext:value-type="string">
            <text:p>115 -&gt; <text:s text:c="8"/>B60K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1.52" calcext:value-type="float">
            <text:p>51.52</text:p>
          </table:table-cell>
          <table:table-cell office:value-type="float" office:value="188256" calcext:value-type="float">
            <text:p>188256</text:p>
          </table:table-cell>
          <table:table-cell office:value-type="float" office:value="376512" calcext:value-type="float">
            <text:p>376512</text:p>
          </table:table-cell>
          <table:table-cell office:value-type="float" office:value="39234" calcext:value-type="float">
            <text:p>39234</text:p>
          </table:table-cell>
          <table:table-cell office:value-type="float" office:value="2277" calcext:value-type="float">
            <text:p>2277</text:p>
          </table:table-cell>
          <table:table-cell/>
          <table:table-cell office:value-type="float" office:value="62752" calcext:value-type="float">
            <text:p>62752</text:p>
          </table:table-cell>
          <table:table-cell office:value-type="float" office:value="125504" calcext:value-type="float">
            <text:p>125504</text:p>
          </table:table-cell>
          <table:table-cell office:value-type="float" office:value="13078" calcext:value-type="float">
            <text:p>13078</text:p>
          </table:table-cell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O15]*[.P15]" office:value-type="float" office:value="2277" calcext:value-type="float">
            <text:p>2277</text:p>
          </table:table-cell>
          <table:table-cell table:formula="of:=[.J15]-[.R15]" office:value-type="float" office:value="0" calcext:value-type="float">
            <text:p>0</text:p>
          </table:table-cell>
          <table:table-cell table:formula="of:=[.N15]*[.P15]" office:value-type="float" office:value="39234" calcext:value-type="float">
            <text:p>39234</text:p>
          </table:table-cell>
          <table:table-cell table:formula="of:=[.I15]-[.T15]" office:value-type="float" office:value="0" calcext:value-type="float">
            <text:p>0</text:p>
          </table:table-cell>
          <table:table-cell table:formula="of:=[.M15]*[.P15]" office:value-type="float" office:value="376512" calcext:value-type="float">
            <text:p>376512</text:p>
          </table:table-cell>
          <table:table-cell table:formula="of:=[.H15]-[.V15]" office:value-type="float" office:value="0" calcext:value-type="float">
            <text:p>0</text:p>
          </table:table-cell>
          <table:table-cell table:formula="of:=[.L15]*[.P15]" office:value-type="float" office:value="188256" calcext:value-type="float">
            <text:p>188256</text:p>
          </table:table-cell>
          <table:table-cell table:formula="of:=[.G15]-[.X1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8:05" calcext:value-type="date">
            <text:p>12/01/17 10:18 AM</text:p>
          </table:table-cell>
          <table:table-cell office:value-type="string" calcext:value-type="string">
            <text:p>124 -&gt; <text:s text:c="8"/>B80K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3.52" calcext:value-type="float">
            <text:p>43.52</text:p>
          </table:table-cell>
          <table:table-cell office:value-type="float" office:value="44904" calcext:value-type="float">
            <text:p>44904</text:p>
          </table:table-cell>
          <table:table-cell office:value-type="float" office:value="89808" calcext:value-type="float">
            <text:p>89808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11226" calcext:value-type="float">
            <text:p>11226</text:p>
          </table:table-cell>
          <table:table-cell office:value-type="float" office:value="22452" calcext:value-type="float">
            <text:p>2245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16]*[.P16]" office:value-type="float" office:value="68" calcext:value-type="float">
            <text:p>68</text:p>
          </table:table-cell>
          <table:table-cell table:formula="of:=[.J16]-[.R16]" office:value-type="float" office:value="0" calcext:value-type="float">
            <text:p>0</text:p>
          </table:table-cell>
          <table:table-cell table:formula="of:=[.N16]*[.P16]" office:value-type="float" office:value="444" calcext:value-type="float">
            <text:p>444</text:p>
          </table:table-cell>
          <table:table-cell table:formula="of:=[.I16]-[.T16]" office:value-type="float" office:value="0" calcext:value-type="float">
            <text:p>0</text:p>
          </table:table-cell>
          <table:table-cell table:formula="of:=[.M16]*[.P16]" office:value-type="float" office:value="89808" calcext:value-type="float">
            <text:p>89808</text:p>
          </table:table-cell>
          <table:table-cell table:formula="of:=[.H16]-[.V16]" office:value-type="float" office:value="0" calcext:value-type="float">
            <text:p>0</text:p>
          </table:table-cell>
          <table:table-cell table:formula="of:=[.L16]*[.P16]" office:value-type="float" office:value="44904" calcext:value-type="float">
            <text:p>44904</text:p>
          </table:table-cell>
          <table:table-cell table:formula="of:=[.G16]-[.X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8:58" calcext:value-type="date">
            <text:p>12/01/17 10:18 AM</text:p>
          </table:table-cell>
          <table:table-cell office:value-type="string" calcext:value-type="string">
            <text:p>442 -&gt; <text:s text:c="8"/>B80K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45.04" calcext:value-type="float">
            <text:p>45.04</text:p>
          </table:table-cell>
          <table:table-cell office:value-type="float" office:value="95276" calcext:value-type="float">
            <text:p>95276</text:p>
          </table:table-cell>
          <table:table-cell office:value-type="float" office:value="190552" calcext:value-type="float">
            <text:p>190552</text:p>
          </table:table-cell>
          <table:table-cell office:value-type="float" office:value="6096" calcext:value-type="float">
            <text:p>609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3819" calcext:value-type="float">
            <text:p>23819</text:p>
          </table:table-cell>
          <table:table-cell office:value-type="float" office:value="47638" calcext:value-type="float">
            <text:p>47638</text:p>
          </table:table-cell>
          <table:table-cell office:value-type="float" office:value="1524" calcext:value-type="float">
            <text:p>1524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17]*[.P17]" office:value-type="float" office:value="432" calcext:value-type="float">
            <text:p>432</text:p>
          </table:table-cell>
          <table:table-cell table:formula="of:=[.J17]-[.R17]" office:value-type="float" office:value="0" calcext:value-type="float">
            <text:p>0</text:p>
          </table:table-cell>
          <table:table-cell table:formula="of:=[.N17]*[.P17]" office:value-type="float" office:value="6096" calcext:value-type="float">
            <text:p>6096</text:p>
          </table:table-cell>
          <table:table-cell table:formula="of:=[.I17]-[.T17]" office:value-type="float" office:value="0" calcext:value-type="float">
            <text:p>0</text:p>
          </table:table-cell>
          <table:table-cell table:formula="of:=[.M17]*[.P17]" office:value-type="float" office:value="190552" calcext:value-type="float">
            <text:p>190552</text:p>
          </table:table-cell>
          <table:table-cell table:formula="of:=[.H17]-[.V17]" office:value-type="float" office:value="0" calcext:value-type="float">
            <text:p>0</text:p>
          </table:table-cell>
          <table:table-cell table:formula="of:=[.L17]*[.P17]" office:value-type="float" office:value="95276" calcext:value-type="float">
            <text:p>95276</text:p>
          </table:table-cell>
          <table:table-cell table:formula="of:=[.G17]-[.X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19:57" calcext:value-type="date">
            <text:p>12/01/17 10:19 AM</text:p>
          </table:table-cell>
          <table:table-cell office:value-type="string" calcext:value-type="string">
            <text:p>286 -&gt; <text:s text:c="8"/>B80K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0.6" calcext:value-type="float">
            <text:p>50.6</text:p>
          </table:table-cell>
          <table:table-cell office:value-type="float" office:value="144696" calcext:value-type="float">
            <text:p>144696</text:p>
          </table:table-cell>
          <table:table-cell office:value-type="float" office:value="289392" calcext:value-type="float">
            <text:p>289392</text:p>
          </table:table-cell>
          <table:table-cell office:value-type="float" office:value="15556" calcext:value-type="float">
            <text:p>15556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6174" calcext:value-type="float">
            <text:p>36174</text:p>
          </table:table-cell>
          <table:table-cell office:value-type="float" office:value="72348" calcext:value-type="float">
            <text:p>72348</text:p>
          </table:table-cell>
          <table:table-cell office:value-type="float" office:value="3889" calcext:value-type="float">
            <text:p>3889</text:p>
          </table:table-cell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18]*[.P18]" office:value-type="float" office:value="960" calcext:value-type="float">
            <text:p>960</text:p>
          </table:table-cell>
          <table:table-cell table:formula="of:=[.J18]-[.R18]" office:value-type="float" office:value="0" calcext:value-type="float">
            <text:p>0</text:p>
          </table:table-cell>
          <table:table-cell table:formula="of:=[.N18]*[.P18]" office:value-type="float" office:value="15556" calcext:value-type="float">
            <text:p>15556</text:p>
          </table:table-cell>
          <table:table-cell table:formula="of:=[.I18]-[.T18]" office:value-type="float" office:value="0" calcext:value-type="float">
            <text:p>0</text:p>
          </table:table-cell>
          <table:table-cell table:formula="of:=[.M18]*[.P18]" office:value-type="float" office:value="289392" calcext:value-type="float">
            <text:p>289392</text:p>
          </table:table-cell>
          <table:table-cell table:formula="of:=[.H18]-[.V18]" office:value-type="float" office:value="0" calcext:value-type="float">
            <text:p>0</text:p>
          </table:table-cell>
          <table:table-cell table:formula="of:=[.L18]*[.P18]" office:value-type="float" office:value="144696" calcext:value-type="float">
            <text:p>144696</text:p>
          </table:table-cell>
          <table:table-cell table:formula="of:=[.G18]-[.X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21:01" calcext:value-type="date">
            <text:p>12/01/17 10:21 AM</text:p>
          </table:table-cell>
          <table:table-cell office:value-type="string" calcext:value-type="string">
            <text:p>198 -&gt; <text:s text:c="8"/>B80K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5.72" calcext:value-type="float">
            <text:p>55.72</text:p>
          </table:table-cell>
          <table:table-cell office:value-type="float" office:value="197612" calcext:value-type="float">
            <text:p>197612</text:p>
          </table:table-cell>
          <table:table-cell office:value-type="float" office:value="395224" calcext:value-type="float">
            <text:p>395224</text:p>
          </table:table-cell>
          <table:table-cell office:value-type="float" office:value="33024" calcext:value-type="float">
            <text:p>33024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49403" calcext:value-type="float">
            <text:p>49403</text:p>
          </table:table-cell>
          <table:table-cell office:value-type="float" office:value="98806" calcext:value-type="float">
            <text:p>98806</text:p>
          </table:table-cell>
          <table:table-cell office:value-type="float" office:value="8256" calcext:value-type="float">
            <text:p>8256</text:p>
          </table:table-cell>
          <table:table-cell office:value-type="float" office:value="491" calcext:value-type="float">
            <text:p>49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19]*[.P19]" office:value-type="float" office:value="1964" calcext:value-type="float">
            <text:p>1964</text:p>
          </table:table-cell>
          <table:table-cell table:formula="of:=[.J19]-[.R19]" office:value-type="float" office:value="0" calcext:value-type="float">
            <text:p>0</text:p>
          </table:table-cell>
          <table:table-cell table:formula="of:=[.N19]*[.P19]" office:value-type="float" office:value="33024" calcext:value-type="float">
            <text:p>33024</text:p>
          </table:table-cell>
          <table:table-cell table:formula="of:=[.I19]-[.T19]" office:value-type="float" office:value="0" calcext:value-type="float">
            <text:p>0</text:p>
          </table:table-cell>
          <table:table-cell table:formula="of:=[.M19]*[.P19]" office:value-type="float" office:value="395224" calcext:value-type="float">
            <text:p>395224</text:p>
          </table:table-cell>
          <table:table-cell table:formula="of:=[.H19]-[.V19]" office:value-type="float" office:value="0" calcext:value-type="float">
            <text:p>0</text:p>
          </table:table-cell>
          <table:table-cell table:formula="of:=[.L19]*[.P19]" office:value-type="float" office:value="197612" calcext:value-type="float">
            <text:p>197612</text:p>
          </table:table-cell>
          <table:table-cell table:formula="of:=[.G19]-[.X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7-12-01T10:22:05" calcext:value-type="date">
            <text:p>12/01/17 10:22 AM</text:p>
          </table:table-cell>
          <table:table-cell office:value-type="string" calcext:value-type="string">
            <text:p>221 -&gt; <text:s text:c="8"/>B80K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5.35" calcext:value-type="float">
            <text:p>55.35</text:p>
          </table:table-cell>
          <table:table-cell office:value-type="float" office:value="251008" calcext:value-type="float">
            <text:p>251008</text:p>
          </table:table-cell>
          <table:table-cell office:value-type="float" office:value="502016" calcext:value-type="float">
            <text:p>502016</text:p>
          </table:table-cell>
          <table:table-cell office:value-type="float" office:value="52312" calcext:value-type="float">
            <text:p>52312</text:p>
          </table:table-cell>
          <table:table-cell office:value-type="float" office:value="3036" calcext:value-type="float">
            <text:p>3036</text:p>
          </table:table-cell>
          <table:table-cell/>
          <table:table-cell office:value-type="float" office:value="62752" calcext:value-type="float">
            <text:p>62752</text:p>
          </table:table-cell>
          <table:table-cell office:value-type="float" office:value="125504" calcext:value-type="float">
            <text:p>125504</text:p>
          </table:table-cell>
          <table:table-cell office:value-type="float" office:value="13078" calcext:value-type="float">
            <text:p>13078</text:p>
          </table:table-cell>
          <table:table-cell office:value-type="float" office:value="759" calcext:value-type="float">
            <text:p>75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O20]*[.P20]" office:value-type="float" office:value="3036" calcext:value-type="float">
            <text:p>3036</text:p>
          </table:table-cell>
          <table:table-cell table:formula="of:=[.J20]-[.R20]" office:value-type="float" office:value="0" calcext:value-type="float">
            <text:p>0</text:p>
          </table:table-cell>
          <table:table-cell table:formula="of:=[.N20]*[.P20]" office:value-type="float" office:value="52312" calcext:value-type="float">
            <text:p>52312</text:p>
          </table:table-cell>
          <table:table-cell table:formula="of:=[.I20]-[.T20]" office:value-type="float" office:value="0" calcext:value-type="float">
            <text:p>0</text:p>
          </table:table-cell>
          <table:table-cell table:formula="of:=[.M20]*[.P20]" office:value-type="float" office:value="502016" calcext:value-type="float">
            <text:p>502016</text:p>
          </table:table-cell>
          <table:table-cell table:formula="of:=[.H20]-[.V20]" office:value-type="float" office:value="0" calcext:value-type="float">
            <text:p>0</text:p>
          </table:table-cell>
          <table:table-cell table:formula="of:=[.L20]*[.P20]" office:value-type="float" office:value="251008" calcext:value-type="float">
            <text:p>251008</text:p>
          </table:table-cell>
          <table:table-cell table:formula="of:=[.G20]-[.X20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0:41:36.741952861</meta:creation-date>
    <dc:date>2017-12-01T10:48:54.097925757</dc:date>
    <meta:editing-duration>PT7M23S</meta:editing-duration>
    <meta:editing-cycles>1</meta:editing-cycles>
    <meta:document-statistic meta:table-count="1" meta:cell-count="460" meta:object-count="0"/>
    <meta:generator>LibreOffice/5.3.1.2$Linux_X86_64 LibreOffice_project/30m0$Build-2</meta:generator>
  </office:meta>
</office:document-meta>
</file>